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First_20_Page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note text:id="ftn0" text:note-class="footnote"><text:note-citation>1</text:note-citation><text:note-body><text:p text:style-name="Footnote"/></text:note-body></text:not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.499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09T18:09:57.455641832</meta:creation-date>
    <dc:date>2021-06-09T18:11:23.598879382</dc:date>
    <meta:editing-duration>PT1M27S</meta:editing-duration>
    <meta:editing-cycles>1</meta:editing-cycles>
    <meta:generator>LibreOfficeDev/7.2.0.0.alpha1$Linux_X86_64 LibreOffice_project/064c3756fc691a5a36f26a8fba1c1be5ce7eb449</meta:generator>
    <meta:document-statistic meta:table-count="0" meta:image-count="0" meta:object-count="0" meta:page-count="2" meta:paragraph-count="1" meta:word-count="1" meta:character-count="1" meta:non-whitespace-character-count="1"/>
  </office:meta>
</office:document-meta>
</file>